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5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5"/>
        <table:table-column table:style-name="co3" table:default-cell-style-name="ce5"/>
        <table:table-column table:style-name="co4" table:number-columns-repeated="987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6" table:number-columns-repeated="987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calcext:conditional-formats>
          <calcext:conditional-format calcext:target-range-address="'die1-summary'.B2:'die1-summary'.AK46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9:04:14.04600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19:05:59.092602843</dc:date>
    <meta:editing-duration>PT8H15M50S</meta:editing-duration>
    <meta:editing-cycles>10</meta:editing-cycles>
    <meta:document-statistic meta:table-count="1" meta:cell-count="1701" meta:object-count="0"/>
  </office:meta>
</office:document-meta>
</file>